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18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officeooo:paragraph-rsid="001d189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paragraph-rsid="001d189c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7f882"/>
    </style:style>
    <style:style style:name="P6" style:family="paragraph" style:parent-style-name="Standard" style:list-style-name="L1">
      <style:text-properties officeooo:paragraph-rsid="001d8954"/>
    </style:style>
    <style:style style:name="P7" style:family="paragraph" style:parent-style-name="Standard" style:list-style-name="L1">
      <style:text-properties fo:font-weight="normal" officeooo:paragraph-rsid="0017f882" style:font-weight-asian="normal" style:font-weight-complex="normal"/>
    </style:style>
    <style:style style:name="P8" style:family="paragraph" style:parent-style-name="Standard" style:list-style-name="L2">
      <style:text-properties officeooo:paragraph-rsid="001d189c"/>
    </style:style>
    <style:style style:name="P9" style:family="paragraph" style:parent-style-name="Standard" style:list-style-name="L2">
      <style:text-properties fo:font-style="normal" fo:font-weight="normal" officeooo:rsid="001d189c" officeooo:paragraph-rsid="001d189c" style:font-style-asian="normal" style:font-weight-asian="normal" style:font-style-complex="normal" style:font-weight-complex="normal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882" style:font-weight-asian="bold" style:font-weight-complex="bold"/>
    </style:style>
    <style:style style:name="T4" style:family="text">
      <style:text-properties fo:font-weight="bold" officeooo:rsid="0019e35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f882" style:font-weight-asian="normal" style:font-weight-complex="normal"/>
    </style:style>
    <style:style style:name="T7" style:family="text">
      <style:text-properties fo:font-weight="normal" officeooo:rsid="0019e35e" style:font-weight-asian="normal" style:font-weight-complex="normal"/>
    </style:style>
    <style:style style:name="T8" style:family="text">
      <style:text-properties fo:font-weight="normal" officeooo:rsid="001d8954" style:font-weight-asian="normal" style:font-weight-complex="normal"/>
    </style:style>
    <style:style style:name="T9" style:family="text">
      <style:text-properties fo:font-weight="normal" officeooo:rsid="002071ef" style:font-weight-asian="normal" style:font-weight-complex="normal"/>
    </style:style>
    <style:style style:name="T10" style:family="text">
      <style:text-properties officeooo:rsid="0017f882"/>
    </style:style>
    <style:style style:name="T11" style:family="text">
      <style:text-properties officeooo:rsid="0019e35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189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f882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S500<text:span text:style-name="T1"> </text:span>Project <text:span text:style-name="T10">3</text:span></text:h>
      <text:h text:style-name="Heading_20_2" text:outline-level="2">Synopsis</text:h>
      <text:p text:style-name="P1">Implement reflections, shadows, <text:span text:style-name="T11">transmissions </text:span>and simple anti-aliasing in your growing ray-tracer. </text:p>
      <text:h text:style-name="Heading_20_2" text:outline-level="2">Instructions</text:h>
      <text:p text:style-name="P1">Enhance your ray-tracer with the addition of several recursive ray tracing features as well as simple anti-aliasing.</text:p>
      <text:p text:style-name="P1"/>
      <text:list xml:id="list16959332431" text:style-name="L1">
        <text:list-item>
          <text:p text:style-name="P6"><text:span text:style-name="T2">Reflections:</text:span><text:span text:style-name="T5"> Consider a surface to be reflective if it has any amount of specular reflection. <text:s/>If a ray hits such a surface, calculate the </text:span><text:span text:style-name="T6">usual BRDF</text:span><text:span text:style-name="T5"> lighting </text:span><text:span text:style-name="T6">for each (visible) light </text:span><text:span text:style-name="T2">plus</text:span><text:span text:style-name="T5"> </text:span><text:span text:style-name="T9">a similar</text:span><text:span text:style-name="T8"> calculation with </text:span><text:span text:style-name="T8"><draw:frame draw:style-name="fr2" draw:name="Object13" text:anchor-type="as-char" svg:width="0.448in" svg:height="0.2008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the color returned by tracing the ray in the reflective direction </text:span><text:span text:style-name="T8"><draw:frame draw:style-name="fr2" draw:name="Object14" text:anchor-type="as-char" svg:width="0.198in" svg:height="0.1854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">.<text:line-break/><text:tab/></text:span><text:span text:style-name="T8"><draw:frame draw:style-name="fr2" draw:name="Object15" text:anchor-type="as-char" svg:width="3.1071in" svg:height="0.595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8"><text:line-break/></text:span><text:span text:style-name="T9">Better yet, instead of the constant </text:span><text:span text:style-name="T9"><draw:frame draw:style-name="fr2" draw:name="Object16" text:anchor-type="as-char" svg:width="0.2701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, use </text:span><text:span text:style-name="T9"><draw:frame draw:style-name="fr2" draw:name="Object17" text:anchor-type="as-char" svg:width="0.6764in" svg:height="0.2008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9"> the Fresnel approx for reflected light </text:span><text:span text:style-name="T9"><draw:frame draw:style-name="fr2" draw:name="Object18" text:anchor-type="as-char" svg:width="2.1583in" svg:height="0.2319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4"><text:span text:style-name="T2">Shadows:</text:span><text:span text:style-name="T5"> When calculating the lighting for a ray's intersection point, determine (for each light) if the light is visible at the point. <text:s/>Do this by firing a ray toward the light, and noting if the ray hits the light or not. <text:s/></text:span></text:p>
        </text:list-item>
        <text:list-item>
          <text:p text:style-name="P5"><text:span text:style-name="T3">Transmission:</text:span><text:span text:style-name="T6"> Implement a new surface-property<text:line-break/><text:tab/></text:span><text:span text:style-name="T3">dielectric </text:span><text:span text:style-name="T6"><draw:frame draw:style-name="fr1" draw:name="Object6" text:anchor-type="as-char" svg:width="0.1854in" svg:height="0.1256in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6"> </text:span><text:span text:style-name="T6"><draw:frame draw:style-name="fr1" draw:name="Object7" text:anchor-type="as-char" svg:width="0.161in" svg:height="0.1854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<text:line-break/>where </text:span><text:span text:style-name="T7"><draw:frame draw:style-name="fr1" draw:name="Object9" text:anchor-type="as-char" svg:width="0.1854in" svg:height="0.1256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7"> is the index of refraction and </text:span><text:span text:style-name="T7"><draw:frame draw:style-name="fr1" draw:name="Object8" text:anchor-type="as-char" svg:width="0.161in" svg:height="0.1854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7"> is a reflectivity coefficient.</text:span><text:span text:style-name="T4"><text:line-break/></text:span><text:span text:style-name="T7">If a ray hits this surface type, trace out both the reflection vector </text:span><text:span text:style-name="T7"><draw:frame draw:style-name="fr1" draw:name="Object1" text:anchor-type="as-char" svg:width="0.198in" svg:height="0.1854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 to get a color </text:span><text:span text:style-name="T7"><draw:frame draw:style-name="fr1" draw:name="Object2" text:anchor-type="as-char" svg:width="0.448in" svg:height="0.2008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7"> <text:s/>and a transmission vector </text:span><text:span text:style-name="T7"><draw:frame draw:style-name="fr1" draw:name="Object4" text:anchor-type="as-char" svg:width="0.1957in" svg:height="0.185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"> to get a color </text:span><text:span text:style-name="T7"><draw:frame draw:style-name="fr1" draw:name="Object3" text:anchor-type="as-char" svg:width="0.4457in" svg:height="0.2008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7"> and combine them thus: <text:line-break/><text:tab/></text:span><text:span text:style-name="T7"><draw:frame draw:style-name="fr1" draw:name="Object5" text:anchor-type="as-char" svg:width="2.5909in" svg:height="0.222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7"> <text:line-break/>where </text:span><text:span text:style-name="T7"><draw:frame draw:style-name="fr1" draw:name="Object10" text:anchor-type="as-char" svg:width="1.7744in" svg:height="0.218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"> is the Fresnel term.</text:span></text:p>
        </text:list-item>
        <text:list-item>
          <text:p text:style-name="P5"><text:span text:style-name="T2">Anti-aliasing:</text:span><text:span text:style-name="T5"> Implement a simple anti-aliasing scheme – super-sampling on a regular sub-pixel grid with jittering. <text:s/>That is, split a pixel into a</text:span><text:span text:style-name="T7">n </text:span><text:span text:style-name="T7"><draw:frame draw:style-name="fr1" draw:name="Object11" text:anchor-type="as-char" svg:width="0.4043in" svg:height="0.185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5"> grid of cells, and choose a sample point randomly within each cell. <text:s/>Average the </text:span><text:span text:style-name="T5"><draw:frame draw:style-name="fr1" draw:name="Object12" text:anchor-type="as-char" svg:width="0.2256in" svg:height="0.208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5">results for the pixel's color.</text:span></text:p>
        </text:list-item>
        <text:list-item>
          <text:p text:style-name="P7">Provide some protection from infinite recursion.</text:p>
        </text:list-item>
      </text:list>
      <text:h text:style-name="Heading_20_2" text:outline-level="2">How to submit</text:h>
      <text:p text:style-name="P2">Create a zip file containing </text:p>
      <text:list xml:id="list12777717001" text:style-name="L2">
        <text:list-item>
          <text:p text:style-name="P8"><text:span text:style-name="T13">All</text:span><text:span text:style-name="T12"> source files (*.cpp, *.h, <text:s/>and the *.vcxproj file). <text:s/></text:span><text:span text:style-name="T13">'</text:span></text:p>
        </text:list-item>
        <text:list-item>
          <text:p text:style-name="P9">Any scene file you created to test your code, along with a short README describing the scene.</text:p>
        </text:list-item>
      </text:list>
      <text:p text:style-name="P3"><text:span text:style-name="T12">Use the Project-</text:span><text:span text:style-name="T14">3</text:span><text:span text:style-name="T12"> link on the Moodle class web page to submit the zip file.</text:span></text:p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3in" fo:margin-right="0in" fo:margin-top="0in" fo:margin-bottom="0in" style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2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in" style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="100%" fo:margin-left="0in" fo:margin-right="0in" fo:margin-top="0.1in" fo:margin-bottom="0.0598in" style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in" fo:margin-bottom="0in" style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style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style:contextual-spacing="false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.25in" fo:margin-right="0in" fo:margin-top="0in" fo:margin-bottom="0in" style:contextual-spacing="false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="100%" fo:margin-left="0.3in" fo:margin-right="0in" fo:margin-top="0.0098in" fo:margin-bottom="0.0098in" style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="100%" fo:margin-left="0in" fo:margin-right="0in" fo:margin-top="0.0098in" fo:margin-bottom="0.0098in" style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="100%" fo:margin-left="0in" fo:margin-right="0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style:contextual-spacing="false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contextual-spacing="false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style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="100%" fo:margin-left="0.6in" fo:margin-right="0in" fo:margin-top="0.0098in" fo:margin-bottom="0.0098in" style:contextual-spacing="false" fo:text-indent="0in" style:auto-text-indent="false"/>
    </style:style>
    <style:style style:name="Code" style:family="paragraph" style:parent-style-name="Standard" style:class="text">
      <style:paragraph-properties fo:margin="100%" fo:margin-left="0.6in" fo:margin-right="0in" fo:margin-top="0in" fo:margin-bottom="0in" style:contextual-spacing="false" fo:text-indent="0in" style:auto-text-indent="false"/>
      <style:text-properties style:font-name="Bitstream Vera Sans Mono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4201in" fo:margin-right="0.420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>CS350 Project 2</dc:title>
    <meta:initial-creator>xli</meta:initial-creator>
    <meta:creation-date>2004-05-24T12:06:00</meta:creation-date>
    <dc:date>2013-02-19T14:26:00</dc:date>
    <meta:print-date>2013-02-14T14:55:56</meta:print-date>
    <meta:editing-cycles>92</meta:editing-cycles>
    <meta:editing-duration>P4DT1H32M14S</meta:editing-duration>
    <meta:printed-by>Gary Herron</meta:printed-by>
    <dc:creator>Gary Herron</dc:creator>
    <meta:document-statistic meta:table-count="0" meta:image-count="0" meta:object-count="18" meta:page-count="1" meta:paragraph-count="16" meta:word-count="292" meta:character-count="1763" meta:non-whitespace-character-count="14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R</mi>
    </mrow>
    <annotation encoding="StarMath 5.0">R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u</mi>
          </mrow>
          <mo stretchy="false">)</mo>
        </mrow>
        <mo stretchy="false">=</mo>
        <mi>r</mi>
      </mrow>
      <mrow>
        <mi/>
        <mo stretchy="false">+</mo>
        <mi/>
      </mrow>
      <mrow>
        <mo stretchy="false">(</mo>
        <mrow>
          <mrow>
            <mn>1</mn>
            <mo stretchy="false">−</mo>
            <mi>r</mi>
          </mrow>
        </mrow>
        <mo stretchy="false">)</mo>
      </mrow>
      <msup>
        <mrow>
          <mo stretchy="false">(</mo>
          <mrow>
            <mrow>
              <mn>1</mn>
              <mo stretchy="false">−</mo>
              <mi>u</mi>
            </mrow>
          </mrow>
          <mo stretchy="false">)</mo>
        </mrow>
        <mn>5</mn>
      </msup>
    </mrow>
    <annotation encoding="StarMath 5.0">F(u)= r `+` (1-r) (1-u)^5</annotation>
  </semantics>
</math>
</file>

<file path=Object 11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12/content.xml><?xml version="1.0" encoding="utf-8"?>
<math xmlns="http://www.w3.org/1998/Math/MathML">
  <semantics>
    <mrow>
      <msup>
        <mi>n</mi>
        <mn>2</mn>
      </msup>
    </mrow>
    <annotation encoding="StarMath 5.0">n^2 </annotation>
  </semantics>
</math>
</file>

<file path=Object 13/content.xml><?xml version="1.0" encoding="utf-8"?>
<math xmlns="http://www.w3.org/1998/Math/MathML">
  <semantics>
    <mrow>
      <mi>L</mi>
      <mrow>
        <mo stretchy="false">(</mo>
        <mrow>
          <mi>R</mi>
        </mrow>
        <mo stretchy="false">)</mo>
      </mrow>
    </mrow>
    <annotation encoding="StarMath 5.0">L(R)</annotation>
  </semantics>
</math>
</file>

<file path=Object 14/content.xml><?xml version="1.0" encoding="utf-8"?>
<math xmlns="http://www.w3.org/1998/Math/MathML">
  <semantics>
    <mrow>
      <mi>R</mi>
    </mrow>
    <annotation encoding="StarMath 5.0">R</annotation>
  </semantics>
</math>
</file>

<file path=Object 15/content.xml><?xml version="1.0" encoding="utf-8"?>
<math xmlns="http://www.w3.org/1998/Math/MathML">
  <semantics>
    <mtable>
      <mtr>
        <mtd>
          <mrow>
            <mtext>output</mtext>
            <mrow>
              <mi/>
              <mo stretchy="false">=</mo>
              <mi/>
            </mrow>
            <mtext>ambient</mtext>
            <mrow>
              <mi/>
              <mo stretchy="false">+</mo>
              <mi/>
            </mrow>
            <mfenced open="(" close=")">
              <mrow>
                <mrow>
                  <munder>
                    <mo stretchy="false">∑</mo>
                    <mrow>
                      <mtext>lights</mtext>
                    </mrow>
                  </munder>
                  <mtext>brdf</mtext>
                </mrow>
                <mi/>
                <mrow>
                  <mo stretchy="false">(</mo>
                  <mrow>
                    <mrow>
                      <mi>N</mi>
                      <mo stretchy="false">⋅</mo>
                      <mi>L</mi>
                    </mrow>
                  </mrow>
                  <mo stretchy="false">)</mo>
                </mrow>
                <mi/>
                <mi>I</mi>
              </mrow>
            </mfenced>
          </mrow>
        </mtd>
      </mtr>
      <mtr>
        <mtd>
          <mrow>
            <mrow>
              <mi/>
              <mo stretchy="false">+</mo>
              <mi/>
            </mrow>
            <msub>
              <mi>K</mi>
              <mi>s</mi>
            </msub>
            <mi/>
            <mrow>
              <mo stretchy="false">(</mo>
              <mrow>
                <mrow>
                  <mi>N</mi>
                  <mo stretchy="false">⋅</mo>
                  <mi>R</mi>
                </mrow>
              </mrow>
              <mo stretchy="false">)</mo>
            </mrow>
            <mi/>
            <mi>L</mi>
            <mrow>
              <mo stretchy="false">(</mo>
              <mrow>
                <mi>R</mi>
              </mrow>
              <mo stretchy="false">)</mo>
            </mrow>
            <mo stretchy="false">π</mo>
          </mrow>
        </mtd>
      </mtr>
    </mtable>
    <annotation encoding="StarMath 5.0">"output" ~=~ "ambient" ~~+~~ left( sum from {"lights"} "brdf" `(N cdot L)` I right) newline ~~~~~~~~~~~~~~~~~~~~+~~K_s `(N cdot R)` L(R)%pi</annotation>
  </semantics>
</math>
</file>

<file path=Object 16/content.xml><?xml version="1.0" encoding="utf-8"?>
<math xmlns="http://www.w3.org/1998/Math/MathML">
  <semantics>
    <mrow>
      <msub>
        <mi>K</mi>
        <mi>s</mi>
      </msub>
    </mrow>
    <annotation encoding="StarMath 5.0">K_s</annotation>
  </semantics>
</math>
</file>

<file path=Object 17/content.xml><?xml version="1.0" encoding="utf-8"?>
<math xmlns="http://www.w3.org/1998/Math/MathML">
  <semantics>
    <mrow>
      <mi>F</mi>
      <mrow>
        <mo stretchy="false">(</mo>
        <mrow>
          <mrow>
            <mi>N</mi>
            <mo stretchy="false">⋅</mo>
            <mi>R</mi>
          </mrow>
        </mrow>
        <mo stretchy="false">)</mo>
      </mrow>
    </mrow>
    <annotation encoding="StarMath 5.0">F(N cdot R)</annotation>
  </semantics>
</math>
</file>

<file path=Object 18/content.xml><?xml version="1.0" encoding="utf-8"?>
<math xmlns="http://www.w3.org/1998/Math/MathML">
  <semantics>
    <mrow>
      <mi>F</mi>
      <mrow>
        <mo stretchy="false">(</mo>
        <mrow>
          <mi>u</mi>
        </mrow>
        <mo stretchy="false">)</mo>
      </mrow>
      <mrow>
        <mi/>
        <mo stretchy="false">=</mo>
        <mi/>
      </mrow>
      <msub>
        <mi>K</mi>
        <mi>s</mi>
      </msub>
      <mrow>
        <mi/>
        <mo stretchy="false">+</mo>
        <mi/>
      </mrow>
      <mrow>
        <mo stretchy="false">(</mo>
        <mrow>
          <mrow>
            <mn>1</mn>
            <mo stretchy="false">−</mo>
            <msub>
              <mi>K</mi>
              <mi>s</mi>
            </msub>
          </mrow>
        </mrow>
        <mo stretchy="false">)</mo>
      </mrow>
      <msup>
        <mrow>
          <mo stretchy="false">(</mo>
          <mrow>
            <mrow>
              <mn>1</mn>
              <mo stretchy="false">−</mo>
              <mi>u</mi>
            </mrow>
          </mrow>
          <mo stretchy="false">)</mo>
        </mrow>
        <mn>5</mn>
      </msup>
    </mrow>
    <annotation encoding="StarMath 5.0">F(u) `=` K_s ~+~ (1-K_s)(1-u)^5</annotation>
  </semantics>
</math>
</file>

<file path=Object 2/content.xml><?xml version="1.0" encoding="utf-8"?>
<math xmlns="http://www.w3.org/1998/Math/MathML">
  <semantics>
    <mrow>
      <mi>L</mi>
      <mrow>
        <mo stretchy="false">(</mo>
        <mrow>
          <mi>R</mi>
        </mrow>
        <mo stretchy="false">)</mo>
      </mrow>
    </mrow>
    <annotation encoding="StarMath 5.0">L(R)</annotation>
  </semantics>
</math>
</file>

<file path=Object 3/content.xml><?xml version="1.0" encoding="utf-8"?>
<math xmlns="http://www.w3.org/1998/Math/MathML">
  <semantics>
    <mrow>
      <mi>L</mi>
      <mrow>
        <mo stretchy="false">(</mo>
        <mrow>
          <mi>T</mi>
        </mrow>
        <mo stretchy="false">)</mo>
      </mrow>
    </mrow>
    <annotation encoding="StarMath 5.0">L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F</mi>
      <mrow>
        <mo stretchy="false">(</mo>
        <mrow>
          <mrow>
            <mi>N</mi>
            <mo stretchy="false">⋅</mo>
            <mi>R</mi>
          </mrow>
        </mrow>
        <mo stretchy="false">)</mo>
      </mrow>
      <mi/>
      <mi>L</mi>
      <mrow>
        <mo stretchy="false">(</mo>
        <mrow>
          <mi>R</mi>
        </mrow>
        <mo stretchy="false">)</mo>
      </mrow>
      <mrow>
        <mi/>
        <mo stretchy="false">+</mo>
        <mi/>
      </mrow>
      <mfenced open="(" close=")">
        <mrow>
          <mrow>
            <mn>1</mn>
            <mo stretchy="false">−</mo>
            <mi>F</mi>
          </mrow>
          <mrow>
            <mo stretchy="false">(</mo>
            <mrow>
              <mrow>
                <mi>N</mi>
                <mo stretchy="false">⋅</mo>
                <mi>R</mi>
              </mrow>
            </mrow>
            <mo stretchy="false">)</mo>
          </mrow>
        </mrow>
      </mfenced>
      <mi/>
      <mi>L</mi>
      <mrow>
        <mo stretchy="false">(</mo>
        <mrow>
          <mi>T</mi>
        </mrow>
        <mo stretchy="false">)</mo>
      </mrow>
    </mrow>
    <annotation encoding="StarMath 5.0">F(N cdot R)` L(R) `+` left( 1-F(N cdot R) right)` L(T)</annotation>
  </semantics>
</math>
</file>

<file path=Object 6/content.xml><?xml version="1.0" encoding="utf-8"?>
<math xmlns="http://www.w3.org/1998/Math/MathML">
  <semantics>
    <mrow>
      <mo stretchy="false">η</mo>
    </mrow>
    <annotation encoding="StarMath 5.0">%eta</annotation>
  </semantics>
</math>
</file>

<file path=Object 7/content.xml><?xml version="1.0" encoding="utf-8"?>
<math xmlns="http://www.w3.org/1998/Math/MathML">
  <semantics>
    <mrow>
      <mi>r</mi>
    </mrow>
    <annotation encoding="StarMath 5.0">r</annotation>
  </semantics>
</math>
</file>

<file path=Object 8/content.xml><?xml version="1.0" encoding="utf-8"?>
<math xmlns="http://www.w3.org/1998/Math/MathML">
  <semantics>
    <mrow>
      <mi>r</mi>
    </mrow>
    <annotation encoding="StarMath 5.0">r</annotation>
  </semantics>
</math>
</file>

<file path=Object 9/content.xml><?xml version="1.0" encoding="utf-8"?>
<math xmlns="http://www.w3.org/1998/Math/MathML">
  <semantics>
    <mrow>
      <mo stretchy="false">η</mo>
    </mrow>
    <annotation encoding="StarMath 5.0">%eta</annotation>
  </semantics>
</math>
</file>